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a45c3"/>
    </style:style>
    <style:style style:name="T2" style:family="text">
      <style:text-properties officeooo:rsid="000c40d5"/>
    </style:style>
    <style:style style:name="T3" style:family="text">
      <style:text-properties officeooo:rsid="000deb9d"/>
    </style:style>
    <style:style style:name="T4" style:family="text">
      <style:text-properties officeooo:rsid="000f252a"/>
    </style:style>
    <style:style style:name="T5" style:family="text">
      <style:text-properties officeooo:rsid="000fa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 4 </text:span>-</text:p>
      <text:p text:style-name="Standard">Provide a <text:span text:style-name="T5">table of attended classes</text:span></text:p>
      <text:p text:style-name="Standard"/>
      <text:p text:style-name="Standard"><text:span text:style-name="T1">Agent</text:span>:</text:p>
      <text:p text:style-name="Standard">This application is started by the member <text:span text:style-name="T3">student</text:span>.</text:p>
      <text:p text:style-name="Standard"/>
      <text:p text:style-name="Standard"/>
      <text:p text:style-name="Standard">main <text:span text:style-name="T4">scenario</text:span>:</text:p>
      <text:p text:style-name="Standard">1. student launches the system.</text:p>
      <text:p text:style-name="Standard"><text:span text:style-name="T2">2</text:span>. Checks the membership system.</text:p>
      <text:p text:style-name="Standard"><text:span text:style-name="T2">3</text:span>. The <text:span text:style-name="T1">user</text:span> enters the request into the system.</text:p>
      <text:p text:style-name="Standard"><text:span text:style-name="T2">4</text:span>. The system searches for a request.</text:p>
      <text:p text:style-name="Standard"><text:span text:style-name="T2">5</text:span>. Checks the <text:span text:style-name="T2">database</text:span>.</text:p>
      <text:p text:style-name="Standard"><text:span text:style-name="T2">6</text:span>. The system notifies the user of the result.</text:p>
      <text:p text:style-name="Standard"><text:span text:style-name="T2">7</text:span>. user exits the system.</text:p>
      <text:p text:style-name="Standard"/>
      <text:p text:style-name="Standard"/>
      <text:p text:style-name="Standard"/>
      <text:p text:style-name="Standard"/>
      <text:p text:style-name="Standard">Sub-<text:span text:style-name="T4">scenario</text:span>:</text:p>
      <text:p text:style-name="Standard">In step 2, the client enters their username.</text:p>
      <text:p text:style-name="Standard">In step 3, the system searches for the username in the database and confirms it if it exists.</text:p>
      <text:p text:style-name="Standard">In step 6, it checks the request in the relevant database.</text:p>
      <text:p text:style-name="Standard"/>
      <text:p text:style-name="Standard"/>
      <text:p text:style-name="Standard">Precondition:</text:p>
      <text:p text:style-name="Standard">The user enters the username.</text:p>
      <text:p text:style-name="Standard"/>
      <text:p text:style-name="Standard"><text:span text:style-name="T2">Post-</text:span>condition:</text:p>
      <text:p text:style-name="Standard"><text:span text:style-name="T2">System</text:span> searches the <text:span text:style-name="T2">task</text:span> for a request.</text:p>
      <text:p text:style-name="Standard"/>
      <text:p text:style-name="Standard"/>
      <text:p text:style-name="Standard">Exceptions:</text:p>
      <text:p text:style-name="Standard"/>
      <text:p text:style-name="Standard"><text:s/>Check the membership of the <text:span text:style-name="T2">user</text:span> </text:p>
      <text:p text:style-name="Standard">1. If you are a member, go to step 4</text:p>
      <text:p text:style-name="Standard">2. Otherwise, the system displays an error message along with a message requesting membership.</text:p>
      <text:p text:style-name="Standard"/>
      <text:p text:style-name="Standard"/>
      <text:p text:style-name="Standard"/>
      <text:p text:style-name="Standard">The <text:span text:style-name="T2">database</text:span> is checked </text:p>
      <text:p text:style-name="Standard">1. If <text:span text:style-name="T2">task</text:span> is available, the system will restore the desired specifications.</text:p>
      <text:p text:style-name="Standard">2. Otherwise, it displays a message stating that it does not ex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28:52.999764433</meta:creation-date>
    <dc:date>2020-04-10T14:55:24.592866549</dc:date>
    <meta:editing-duration>PT9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76" meta:character-count="1004" meta:non-whitespace-character-count="852"/>
  </office:meta>
</office:document-meta>
</file>